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Body">
      <style:paragraph-properties fo:text-align="end" style:justify-single-word="false"/>
    </style:style>
    <style:style style:name="P2" style:family="paragraph" style:parent-style-name="UrbanBody">
      <style:paragraph-properties fo:text-align="start" style:justify-single-word="false"/>
      <style:text-properties fo:font-size="12pt" style:font-size-asian="12pt" style:font-size-complex="12pt"/>
    </style:style>
    <style:style style:name="P3" style:family="paragraph" style:parent-style-name="UrbanBody">
      <style:paragraph-properties fo:text-align="center" style:justify-single-word="false"/>
      <style:text-properties fo:font-size="12pt" style:font-size-asian="12pt" style:font-size-complex="12pt"/>
    </style:style>
    <style:style style:name="P4" style:family="paragraph" style:parent-style-name="UrbanBody">
      <style:paragraph-properties fo:text-align="start" style:justify-single-word="false"/>
      <style:text-properties style:font-name="Times New Roman1" fo:font-size="12pt" style:font-size-asian="12pt" style:font-size-complex="12pt"/>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1" fo:font-size="12pt" style:font-size-asian="12pt" style:font-size-complex="12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color="#000000"/>
    </style:style>
    <style:style style:name="T8" style:family="text">
      <style:text-properties fo:color="#ff0000"/>
    </style:style>
    <style:style style:name="T9" style:family="text">
      <style:text-properties fo:language="zxx" fo:country="none" style:language-asian="zxx" style:country-asian="none"/>
    </style:style>
    <style:style style:name="T10" style:family="text">
      <style:text-properties style:font-name-complex="Arial"/>
    </style:style>
    <style:style style:name="T11" style:family="text">
      <style:text-properties style:text-underline-style="solid" style:text-underline-width="auto" style:text-underline-color="font-color" style:font-name-complex="Arial"/>
    </style:style>
    <style:style style:name="T1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4"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5"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6"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6"><text:span text:style-name="T17">do text</text:span></text:p><text:p text:style-name="P6"><text:span text:style-name="T17">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511cm" svg:height="3.256cm" draw:z-index="1"><draw:text-box><text:p text:style-name="Standard"><text:span text:style-name="T2"><office:annotation><dc:creator>sde </dc:creator><dc:date>2011-07-27T10:01:44</dc:date><text:p text:style-name="P5"><text:span text:style-name="T12">do text if not len(self.getApplicants()) &gt; 1</text:span></text:p><text:p text:style-name="P5"><text:span text:style-name="T13">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5"><text:span text:style-name="T12">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5"><text:span text:style-name="T16">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itre</text:p>
      <text:p text:style-name="UrbanBody"/>
      <text:p text:style-name="UrbanBody"><text:span text:style-name="T4"><office:annotation><dc:creator>sde </dc:creator><dc:date>2011-07-27T10:02:17</dc:date><text:p text:style-name="P5"><text:span text:style-name="T12">do text</text:span></text:p><text:p text:style-name="P5"><text:span text:style-name="T13">from document(at=reference, format='odt')</text:span></text:p></office:annotation></text:span>Import depuis reference.odt</text:p>
      <text:p text:style-name="UrbanBody"/>
      <text:p text:style-name="UrbanBody"><office:annotation><dc:creator>Gauthier Bastien</dc:creator><dc:date>2011-02-16T16:12:24</dc:date><text:p text:style-name="P5"><text:span text:style-name="T15">do text if len(self.getApplicants()) &gt; 1</text:span></text:p></office:annotation><text:span text:style-name="T6">Demandeurs :</text:span> <text:text-input text:description="Demandeurs">self.getApplicantsSignaletic()</text:text-input></text:p>
      <text:p text:style-name="UrbanBody"><office:annotation><dc:creator>Gauthier Bastien</dc:creator><dc:date>2011-02-16T16:13:21</dc:date><text:p text:style-name="P5"><text:span text:style-name="T14">do text if not len(self.getApplicants()) &gt; 1</text:span></text:p></office:annotation><text:span text:style-name="T6">Demandeur :</text:span> <text:text-input text:description="Demandeurs">self.getApplicantsSignaletic()</text:text-input></text:p>
      <text:p text:style-name="UrbanBody"><text:span text:style-name="T6">Objet :</text:span> <text:text-input text:description="Objet des travaux">self.getLicenceSubject()</text:text-input></text:p>
      <text:p text:style-name="UrbanBody"><text:span text:style-name="T6">Situation : </text:span><text:text-input text:description="Situation des travaux">self.getWorkLocationSignaletic()</text:text-input></text:p>
      <text:p text:style-name="UrbanBody"><text:span text:style-name="T6">Référence cadastrale :</text:span> <text:text-input text:description="Bien-Parcelles">self.getPortionOutsText()</text:text-input></text:p>
      <text:p text:style-name="UrbanBody"/>
      <text:p text:style-name="UrbanTitle3">Présidence de :</text:p>
      <text:p text:style-name="UrbanTitle3"/>
      <text:p text:style-name="UrbanTitle3">Présence de :</text:p>
      <text:p text:style-name="UrbanBody"/>
      <text:p text:style-name="P2">Le Conseil Communal,</text:p>
      <text:p text:style-name="P2">délibérant en séance publique</text:p>
      <text:p text:style-name="P2"/>
      <text:p text:style-name="P2">Vu l’article L1122-30 du Code de Démocratie Locale et de la Décentralisation ;<text:tab/><text:tab/></text:p>
      <text:p text:style-name="P2"/>
      <text:p text:style-name="P2">Vu les articles 330-9° et 330-11° du Code Wallon de l’Aménagement, du territoire, de l’Urbanisme et du Patrimoine ;</text:p>
      <text:p text:style-name="P2"/>
      <text:p text:style-name="P2">Vu la demande de permis d’urbanisme introduite par <text:text-input text:description="Demandeurs">self.getApplicantsSignaletic(withaddress=True)</text:text-input><text:span text:style-name="T9"> </text:span>et portant sur <text:text-input text:description="Objet des travaux">self.getLicenceSubject()</text:text-input> <text:s/>à <text:s/><text:text-input text:description="Situation des travaux">self.getWorkLocationSignaletic()</text:text-input> inscrit au cadastre section <text:text-input text:description="Bien-Parcelles">self.getPortionOutsText()</text:text-input> .</text:p>
      <text:p text:style-name="P2"/>
      <text:p text:style-name="P2">Vu que le projet comprend le cahier spécial des charges, le plan techniques du projet (, y compris le plan de rétrocession), le métré descriptif et le devis estimatif d’un montant de <text:span text:style-name="T8"><text:s/></text:span><text:span text:style-name="T7">€, T.V.A.comprise ;</text:span></text:p>
      <text:p text:style-name="P2"/>
      <text:p text:style-name="P2">Vu que les équipements publics seront rétrocédés gratuitement à la Ville après la réception définitive ;</text:p>
      <text:p text:style-name="P2"/>
      <text:p text:style-name="P2">Attendu que les avis XXXXXX ont été sollicités ;</text:p>
      <text:p text:style-name="P2"/>
      <text:p text:style-name="P2">Vu l’avis émis par le Service Technique de la Voirie ;</text:p>
      <text:p text:style-name="P2"/>
      <text:p text:style-name="P2">Vu que ce service a procédé à l’examen du dossier (cahier spécial des charges et plans) et qu’un <text:soft-page-break/>avis favorable a été émis avec toutefois l’obligation pour le demandeur de respecter des impositions administratives et techniques reprises à l’article 2 ci-dessous ; </text:p>
      <text:p text:style-name="P2"><text:tab/><text:tab/><text:tab/><text:tab/> <text:s/><text:tab/><text:tab/><text:tab/><text:tab/><text:tab/></text:p>
      <text:p text:style-name="P2">Vu que sur base du Code Wallon de l’Aménagement, du territoire, de l’Urbanisme, du Patrimoine et de l’Energie, une enquête portant sur la demande de permis d’urbanisme et portant sur XXXXXX des voiries et équipements s’est déroulée du XXX au XXX qui a donné lieu à <text:span text:style-name="T5">plusieurs / aucune</text:span> réclamations ; </text:p>
      <text:p text:style-name="P2"/>
      <text:p text:style-name="P2">Sur proposition du Collège Communal ;</text:p>
      <text:p text:style-name="P2"/>
      <text:p text:style-name="P3">DECIDE </text:p>
      <text:p text:style-name="P2"/>
      <text:p text:style-name="P2">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4"/>
      <text:p text:style-name="P4"><text:span text:style-name="T11">Article 1 </text:span><text:span text:style-name="T10">: ...</text:span></text:p>
      <text:p text:style-name="UrbanBody"/>
      <text:p text:style-name="UrbanBody"><office:annotation><dc:creator>Gauthier Bastien</dc:creator><dc:date>2011-02-21T09:23:46</dc:date><text:p text:style-name="P5"><text:span text:style-name="T13">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5"><text:span text:style-name="T13">do text if len(self.getApplicants())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5"><text:span text:style-name="T12">do text</text:span></text:p><text:p text:style-name="P5"><text:span text:style-name="T13">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TNR12N" style:family="paragraph" style:parent-style-name="Standard">
      <style:paragraph-properties style:text-autospace="none"/>
      <style:text-properties fo:font-size="12pt" style:font-size-asian="12pt" style:font-size-complex="12pt"/>
    </style:style>
    <style:style style:name="Text_20_body_20_indent" style:display-name="Text body indent" style:family="paragraph" style:parent-style-name="Standard" style:class="text">
      <style:paragraph-properties fo:margin="100%" fo:margin-left="2cm" fo:margin-right="0cm" fo:margin-top="0cm" fo:margin-bottom="0cm" fo:text-indent="-2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de </meta:initial-creator>
    <meta:creation-date>2011-07-26T09:39:57</meta:creation-date>
    <dc:date>2012-11-06T08:52:06</dc:date>
    <dc:creator>Simon Delcourt</dc:creator>
    <meta:editing-duration>PT10H2M40S</meta:editing-duration>
    <meta:editing-cycles>46</meta:editing-cycles>
    <meta:generator>LibreOffice/3.5$Linux_x86 LibreOffice_project/350m1$Build-2</meta:generator>
    <meta:document-statistic meta:table-count="0" meta:image-count="0" meta:object-count="0" meta:page-count="2" meta:paragraph-count="35" meta:word-count="349" meta:character-count="2523" meta:non-whitespace-character-count="2199"/>
  </office:meta>
</office:document-meta>
</file>